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9d27"/>
    </style:style>
    <style:style style:name="P3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/>
    </style:style>
    <style:style style:name="P4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/>
    </style:style>
    <style:style style:name="P5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style:text-underline-style="none"/>
    </style:style>
    <style:style style:name="P6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5ac6b" officeooo:paragraph-rsid="0015ac6b" style:font-size-asian="14pt" style:font-size-complex="14pt"/>
    </style:style>
    <style:style style:name="P7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fo:font-size="14pt" officeooo:paragraph-rsid="00159d27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page" fo:background-color="transparent" style:writing-mode="lr-tb">
        <style:tab-stops/>
      </style:paragraph-properties>
      <style:text-properties fo:font-size="14pt" officeooo:paragraph-rsid="00159d27" style:font-size-asian="14pt" style:font-size-complex="14pt"/>
    </style:style>
    <style:style style:name="P9" style:family="paragraph" style:parent-style-name="Normal_20__28_Web_29_">
      <style:paragraph-properties fo:margin-top="0in" fo:margin-bottom="0.1945in" style:contextual-spacing="false" fo:text-align="center" style:justify-single-word="false"/>
    </style:style>
    <style:style style:name="P10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11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16c2b8"/>
    </style:style>
    <style:style style:name="P1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P15" style:family="paragraph" style:parent-style-name="Standard">
      <style:paragraph-properties fo:text-align="center" style:justify-single-word="false"/>
      <style:text-properties fo:font-size="14pt" fo:language="uk" fo:country="UA" style:font-size-asian="14pt"/>
    </style:style>
    <style:style style:name="P16" style:family="paragraph" style:parent-style-name="Standard">
      <style:paragraph-properties fo:margin-left="3.052in">
        <style:tab-stops>
          <style:tab-stop style:position="3.2484in"/>
        </style:tab-stops>
      </style:paragraph-properties>
    </style:style>
    <style:style style:name="T1" style:family="text">
      <style:text-properties fo:language="uk" fo:country="UA"/>
    </style:style>
    <style:style style:name="T2" style:family="text">
      <style:text-properties officeooo:rsid="00161496"/>
    </style:style>
    <style:style style:name="T3" style:family="text">
      <style:text-properties fo:font-size="14pt" fo:language="uk" fo:country="UA" style:font-size-asian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159d27" style:font-size-asian="14pt" style:font-size-complex="14pt"/>
    </style:style>
    <style:style style:name="T6" style:family="text">
      <style:text-properties fo:font-size="14pt" fo:language="uk" fo:country="UA" officeooo:rsid="0015ac6b" style:font-size-asian="14pt" style:font-size-complex="14pt"/>
    </style:style>
    <style:style style:name="T7" style:family="text">
      <style:text-properties fo:font-size="14pt" fo:language="uk" fo:country="UA" officeooo:rsid="0016864d" style:font-size-asian="14pt" style:font-size-complex="14pt"/>
    </style:style>
    <style:style style:name="T8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8pt" fo:language="uk" fo:country="UA" style:font-size-asian="8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68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3"><text:span text:style-name="T3">МІНІСТЕРСТВО ОСВІТИ І НАУКИ УКРАЇНИ</text:span><text:span text:style-name="T3"/></text:p>
      <text:p text:style-name="P10" loext:marker-style-name="T3"><text:span text:style-name="T3">Харківський національний університет імені В.Н. Каразіна</text:span><text:span text:style-name="T3"/></text:p>
      <text:p text:style-name="P11" loext:marker-style-name="T3"><text:span text:style-name="T3">Навчально-науковий інститут комп’ютерних наук та штучного інтелекту</text:span></text:p>
      <text:p text:style-name="P11" loext:marker-style-name="T3"><text:span text:style-name="T3"/></text:p>
      <text:p text:style-name="P14" loext:marker-style-name="T10"/>
      <text:p text:style-name="P14" loext:marker-style-name="T10"/>
      <text:p text:style-name="P14" loext:marker-style-name="T10"/>
      <text:p text:style-name="P14" loext:marker-style-name="T10"/>
      <text:p text:style-name="P14" loext:marker-style-name="T10"/>
      <text:p text:style-name="P14" loext:marker-style-name="T10"/>
      <text:p text:style-name="P14" loext:marker-style-name="T10"/>
      <text:p text:style-name="P14" loext:marker-style-name="T10"/>
      <text:p text:style-name="P14" loext:marker-style-name="T10"/>
      <text:p text:style-name="P14" loext:marker-style-name="T10"/>
      <text:h text:style-name="Heading_20_1" text:outline-level="1" loext:marker-style-name="T11"><text:span text:style-name="T11">ПРАКТИЧНА РОБОТА №</text:span></text:h>
      <text:p text:style-name="P14" loext:marker-style-name="T10"/>
      <text:p text:style-name="P13" loext:marker-style-name="T4"><text:span text:style-name="T4">на тему: «»</text:span></text:p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5" loext:marker-style-name="T3"/>
      <text:p text:style-name="P16" loext:marker-style-name="T8"><text:span text:style-name="T4"/></text:p>
      <text:p text:style-name="P16" loext:marker-style-name="T8"><text:span text:style-name="T4"/></text:p>
      <text:p text:style-name="P16" loext:marker-style-name="T8"><text:span text:style-name="T4"/></text:p>
      <text:p text:style-name="P16" loext:marker-style-name="T8"><text:span text:style-name="T4"/></text:p>
      <text:p text:style-name="P16" loext:marker-style-name="T8"><text:span text:style-name="T4"/></text:p>
      <text:p text:style-name="P16" loext:marker-style-name="T8"><text:span text:style-name="T4"/></text:p>
      <text:p text:style-name="P16" loext:marker-style-name="T8"><text:span text:style-name="T4"/></text:p>
      <text:p text:style-name="P3"><text:span text:style-name="T4">Виконав: студент </text:span><text:span text:style-name="T5">2</text:span><text:span text:style-name="T4"> курсу групи </text:span><text:span text:style-name="T5">КС22</text:span></text:p>
      <text:p text:style-name="P4"><text:span text:style-name="T4">Спеціальності 12</text:span><text:span text:style-name="T6">2</text:span><text:span text:style-name="T4"> «Комп’ютерні науки» </text:span></text:p>
      <text:p text:style-name="P6">П.І.Б.</text:p>
      <text:p text:style-name="P5"><text:span text:style-name="T4">Прийняв: <text:s/>к.т.н., доцент каф. </text:span><text:span text:style-name="T7">ІІПО</text:span></text:p>
      <text:p text:style-name="P7"><text:span text:style-name="T12">Лисицький К. </text:span><text:span text:style-name="T13">Є.</text:span></text:p>
      <text:p text:style-name="P8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54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54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54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54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54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5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5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5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5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5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5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5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officeooo:paragraph-rsid="00159d27"/>
    </style:style>
    <style:style style:name="MT1" style:family="text">
      <style:text-properties fo:language="uk" fo:country="UA"/>
    </style:style>
    <style:style style:name="MT2" style:family="text">
      <style:text-properties officeooo:rsid="00161496"/>
    </style:style>
    <style:style style:name="MT3" style:family="text">
      <style:text-properties fo:font-size="14pt" fo:language="uk" fo:country="UA" style:font-size-asian="14pt" style:font-size-complex="14pt"/>
    </style:style>
    <style:style style:name="MT4" style:family="text">
      <style:text-properties fo:font-size="14pt" fo:language="en" fo:country="US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  <text:p text:style-name="Header"/>
      </style:header>
      <style:header-first>
        <text:p text:style-name="Header"/>
      </style:header-first>
      <style:footer>
        <text:p text:style-name="MP2" loext:marker-style-name="MT1"><text:span text:style-name="MT1">Практична робота</text:span> №<text:tab/><text:span text:style-name="MT2">ПІБ</text:span></text:p>
      </style:footer>
      <style:footer-first>
        <text:p text:style-name="MP3"><text:span text:style-name="MT3">Харків – 202</text:span><text:span text:style-name="MT4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Д</dc:title>
    <meta:initial-creator>Кирилл Коробчинский</meta:initial-creator>
    <meta:editing-cycles>9</meta:editing-cycles>
    <meta:creation-date>2023-09-02T09:09:00</meta:creation-date>
    <dc:date>2024-09-07T13:17:38.128152159</dc:date>
    <meta:editing-duration>PT1H41M54S</meta:editing-duration>
    <meta:generator>LibreOffice/24.2.5.2$Linux_X86_64 LibreOffice_project/420$Build-2</meta:generator>
    <meta:document-statistic meta:table-count="0" meta:image-count="0" meta:object-count="0" meta:page-count="2" meta:paragraph-count="13" meta:word-count="50" meta:character-count="351" meta:non-whitespace-character-count="311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